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iberation Serif3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roman" style:font-pitch="variable"/>
    <style:font-face style:name="Noto Serif CJK SC" svg:font-family="'Noto Serif CJK SC'" style:font-pitch="variable"/>
    <style:font-face style:name="Times new" svg:font-family="'Times new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1" svg:font-family="'Times new'"/>
    <style:font-face style:name="Times new2" svg:font-family="'Times new'" style:font-adornments="Regular"/>
    <style:font-face style:name="Times new3" svg:font-family="'Times new'" style:font-adornments="Regular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37cm" fo:min-width="7.12cm"/>
      <style:paragraph-properties style:writing-mode="lr-tb"/>
    </style:style>
    <style:style style:name="gr2" style:family="graphic" style:parent-style-name="objectwithoutfill">
      <style:graphic-properties draw:textarea-vertical-align="middle" draw:auto-grow-height="false" fo:min-height="2.29cm" fo:min-width="4.58cm"/>
      <style:paragraph-properties style:writing-mode="lr-tb"/>
    </style:style>
    <style:style style:name="gr3" style:family="graphic" style:parent-style-name="objectwithoutfill">
      <style:graphic-properties draw:textarea-vertical-align="middle" draw:auto-grow-height="false" fo:min-height="3.56cm" fo:min-width="4.5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374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979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56cm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7cm"/>
      <style:paragraph-properties style:writing-mode="lr-tb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035cm"/>
      <style:paragraph-properties style:writing-mode="lr-tb"/>
    </style:style>
    <style:style style:name="gr19" style:family="graphic" style:parent-style-name="standard">
      <style:graphic-properties draw:marker-start="Arrowheads_20_11" draw:marker-start-width="0.3cm" draw:textarea-vertical-align="middle"/>
    </style:style>
    <style:style style:name="gr20" style:family="graphic" style:parent-style-name="standard">
      <style:graphic-properties draw:marker-start="Arrowheads_20_12" draw:marker-start-width="0.3cm" draw:textarea-vertical-align="middle"/>
    </style:style>
    <style:style style:name="gr21" style:family="graphic" style:parent-style-name="standard">
      <style:graphic-properties draw:marker-start="Arrowheads_20_13" draw:marker-start-width="0.3cm" draw:textarea-vertical-align="middle"/>
    </style:style>
    <style:style style:name="gr22" style:family="graphic" style:parent-style-name="standard">
      <style:graphic-properties draw:marker-start="Arrowheads_20_14" draw:marker-start-width="0.3cm" draw:textarea-vertical-align="middle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52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03cm" fo:min-width="1.37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Times new roman1" fo:font-size="18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top="0.152cm" fo:margin-bottom="0cm" fo:text-align="center" style:writing-mode="lr-tb"/>
    </style:style>
    <style:style style:name="P4" style:family="paragraph">
      <style:paragraph-properties fo:text-align="center" style:writing-mode="lr-tb"/>
      <style:text-properties style:font-name="Times new roman1"/>
    </style:style>
    <style:style style:name="P5" style:family="paragraph">
      <style:paragraph-properties fo:margin-top="0.203cm" fo:margin-bottom="0cm" fo:text-align="center" style:writing-mode="lr-tb"/>
      <style:text-properties style:font-name="Times new roman1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end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/>
      <style:paragraph-properties fo:text-align="end" style:writing-mode="lr-tb"/>
    </style:style>
    <style:style style:name="T1" style:family="text">
      <style:text-properties style:font-name="Times new roman1" fo:font-size="18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Times new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1"/>
    </style:style>
    <style:style style:name="T4" style:family="text">
      <style:text-properties fo:font-variant="normal" fo:text-transform="none" style:text-outline="false" style:text-line-through-style="none" style:text-line-through-type="none" style:font-name="Times new roman1" fo:font-style="normal" fo:text-shadow="none" style:text-underline-style="none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Times new roman1" fo:font-style="normal" fo:text-shadow="none" style:text-underline-style="none" fo:font-weight="normal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25.079cm" svg:y="16.24cm">
          <text:p text:style-name="P1"><text:span text:style-name="T1">MCU </text:span><text:span text:style-name="T1">ESP32</text:span></text:p>
          <text:p text:style-name="P1"><text:span text:style-name="T2">D0WDR2-</text:span><text:span text:style-name="T2">V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2.54cm" svg:x="40.37cm" svg:y="17.51cm">
          <text:p text:style-name="P2"><text:span text:style-name="T3">Камера</text:span> </text:p>
          <text:p text:style-name="P2"><text:span text:style-name="T4">OV76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3.81cm" svg:x="11.16cm" svg:y="7.35cm">
          <text:p text:style-name="P3"><text:span text:style-name="T3">Аккумулятор</text:span></text:p>
          <text:p text:style-name="P3"><text:span text:style-name="T3">A-BLOCK C60.10BP</text:span></text:p>
          <text:p text:style-name="P3"><text:span text:style-name="T3">6В 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22.59cm" svg:y="7.985cm">
          <text:p text:style-name="P4"><text:span text:style-name="T3">ВИП 5В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08cm" svg:height="2.54cm" svg:x="16.24cm" svg:y="17.51cm">
          <text:p text:style-name="P4"><text:span text:style-name="T4">Приемник</text:span></text:p>
          <text:p text:style-name="P4"><text:span text:style-name="T5">MX-RM-5V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3.81cm" svg:x="23.86cm" svg:y="27.67cm">
          <text:p><text:span text:style-name="T4">Блок движения</text:span><text:span text:style-name="T4"><text:line-break/></text:span><text:span text:style-name="T6">F130-13180</text:span><text:span text:style-name="T4"> (2x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08cm" svg:height="2.54cm" svg:x="35.29cm" svg:y="26.4cm">
          <text:p text:style-name="P4"><text:span text:style-name="T4">Блок направления</text:span></text:p>
          <text:p text:style-name="P4"><text:span text:style-name="T4">MS-1.3-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08cm" svg:height="2.54cm" svg:x="22.59cm" svg:y="12.43cm">
          <text:p text:style-name="P4"><text:span text:style-name="T3">ВИП 3.3В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0.05cm" svg:y1="9.255cm" svg:x2="22.59cm" svg:y2="9.255cm">
          <text:p/>
        </draw:line>
        <draw:line draw:style-name="gr5" draw:text-style-name="P6" draw:layer="layout" svg:x1="20.05cm" svg:y1="13.7cm" svg:x2="22.59cm" svg:y2="13.7cm">
          <text:p/>
        </draw:line>
        <draw:line draw:style-name="gr6" draw:text-style-name="P6" draw:layer="layout" svg:x1="16.24cm" svg:y1="9.255cm" svg:x2="20.05cm" svg:y2="9.255cm">
          <text:p/>
        </draw:line>
        <draw:line draw:style-name="gr6" draw:text-style-name="P6" draw:layer="layout" svg:x1="20.05cm" svg:y1="9.255cm" svg:x2="20.05cm" svg:y2="13.7cm">
          <text:p/>
        </draw:line>
        <draw:line draw:style-name="gr6" draw:text-style-name="P6" draw:layer="layout" svg:x1="39.1cm" svg:y1="17.51cm" svg:x2="39.1cm" svg:y2="18.78cm">
          <text:p/>
        </draw:line>
        <draw:line draw:style-name="gr7" draw:text-style-name="P6" draw:layer="layout" svg:x1="39.1cm" svg:y1="18.78cm" svg:x2="40.37cm" svg:y2="18.78cm">
          <text:p/>
        </draw:line>
        <draw:frame draw:style-name="gr8" draw:text-style-name="P7" draw:layer="layout" svg:width="1.874cm" svg:height="0.988cm" svg:x="17.192cm" svg:y="8.937cm">
          <draw:text-box>
            <text:p>+6V</text:p>
          </draw:text-box>
        </draw:frame>
        <draw:line draw:style-name="gr5" draw:text-style-name="P6" draw:layer="layout" svg:x1="27.67cm" svg:y1="9.255cm" svg:x2="31.797cm" svg:y2="9.255cm">
          <text:p/>
        </draw:line>
        <draw:line draw:style-name="gr5" draw:text-style-name="P6" draw:layer="layout" svg:x1="31.48cm" svg:y1="13.7cm" svg:x2="31.48cm" svg:y2="16.24cm">
          <text:p/>
        </draw:line>
        <draw:line draw:style-name="gr5" draw:text-style-name="P6" draw:layer="layout" svg:x1="50.53cm" svg:y1="18.78cm" svg:x2="45.45cm" svg:y2="18.78cm">
          <text:p/>
        </draw:line>
        <draw:frame draw:style-name="gr8" draw:text-style-name="P7" draw:layer="layout" svg:width="2.479cm" svg:height="0.988cm" svg:x="47.037cm" svg:y="18.427cm">
          <draw:text-box>
            <text:p>+3.3V</text:p>
          </draw:text-box>
        </draw:frame>
        <draw:line draw:style-name="gr6" draw:text-style-name="P6" draw:layer="layout" svg:x1="31.48cm" svg:y1="13.7cm" svg:x2="27.67cm" svg:y2="13.7cm">
          <text:p/>
        </draw:line>
        <draw:frame draw:style-name="gr9" draw:text-style-name="P7" draw:layer="layout" svg:width="2.479cm" svg:height="0.988cm" svg:x="28.306cm" svg:y="13.382cm">
          <draw:text-box>
            <text:p>+3.3V</text:p>
          </draw:text-box>
        </draw:frame>
        <draw:line draw:style-name="gr6" draw:text-style-name="P6" draw:layer="layout" svg:x1="37.83cm" svg:y1="18.78cm" svg:x2="37.83cm" svg:y2="21.32cm">
          <text:p/>
        </draw:line>
        <draw:line draw:style-name="gr6" draw:text-style-name="P6" draw:layer="layout" svg:x1="37.83cm" svg:y1="21.32cm" svg:x2="42.91cm" svg:y2="21.32cm">
          <text:p/>
        </draw:line>
        <draw:frame draw:style-name="gr10" draw:text-style-name="P7" draw:layer="layout" svg:width="2.06cm" svg:height="0.988cm" svg:x="39.417cm" svg:y="21.002cm">
          <draw:text-box>
            <text:p>VGA</text:p>
          </draw:text-box>
        </draw:frame>
        <draw:line draw:style-name="gr11" draw:text-style-name="P6" draw:layer="layout" svg:x1="21.32cm" svg:y1="18.78cm" svg:x2="25.13cm" svg:y2="18.78cm">
          <text:p/>
        </draw:line>
        <draw:line draw:style-name="gr12" draw:text-style-name="P6" draw:layer="layout" svg:x1="11.16cm" svg:y1="18.78cm" svg:x2="16.24cm" svg:y2="18.78cm">
          <text:p/>
        </draw:line>
        <draw:frame draw:style-name="gr13" draw:text-style-name="P7" draw:layer="layout" svg:width="1.905cm" svg:height="0.988cm" svg:x="12.43cm" svg:y="18.427cm">
          <draw:text-box>
            <text:p>+5V</text:p>
          </draw:text-box>
        </draw:frame>
        <draw:frame draw:style-name="gr8" draw:text-style-name="P7" draw:layer="layout" svg:width="1.874cm" svg:height="0.988cm" svg:x="28.622cm" svg:y="8.902cm">
          <draw:text-box>
            <text:p>+5V</text:p>
          </draw:text-box>
        </draw:frame>
        <draw:frame draw:style-name="gr10" draw:text-style-name="P7" draw:layer="layout" svg:width="2.06cm" svg:height="0.988cm" svg:x="22.117cm" svg:y="18.427cm">
          <draw:text-box>
            <text:p>GPIO</text:p>
          </draw:text-box>
        </draw:frame>
        <draw:line draw:style-name="gr14" draw:text-style-name="P6" draw:layer="layout" svg:x1="26.4cm" svg:y1="23.86cm" svg:x2="26.4cm" svg:y2="27.67cm">
          <text:p/>
        </draw:line>
        <draw:line draw:style-name="gr15" draw:text-style-name="P6" draw:layer="layout" svg:x1="31.48cm" svg:y1="27.67cm" svg:x2="34.972cm" svg:y2="27.67cm">
          <text:p/>
        </draw:line>
        <draw:line draw:style-name="gr6" draw:text-style-name="P6" draw:layer="layout" svg:x1="31.48cm" svg:y1="23.86cm" svg:x2="31.48cm" svg:y2="27.67cm">
          <text:p/>
        </draw:line>
        <draw:line draw:style-name="gr5" draw:text-style-name="P6" draw:layer="layout" svg:x1="44.496cm" svg:y1="27.67cm" svg:x2="40.369cm" svg:y2="27.67cm">
          <text:p/>
        </draw:line>
        <draw:frame draw:style-name="gr8" draw:text-style-name="P7" draw:layer="layout" svg:width="1.874cm" svg:height="0.988cm" svg:x="41.64cm" svg:y="27.352cm">
          <draw:text-box>
            <text:p>+5V</text:p>
          </draw:text-box>
        </draw:frame>
        <draw:frame draw:style-name="gr16" draw:text-style-name="P7" draw:layer="layout" svg:width="2.2cm" svg:height="0.988cm" svg:x="30.527cm" svg:y="25.13cm">
          <draw:text-box>
            <text:p>ШИМ</text:p>
          </draw:text-box>
        </draw:frame>
        <draw:line draw:style-name="gr17" draw:text-style-name="P6" draw:layer="layout" svg:x1="39.1cm" svg:y1="17.51cm" svg:x2="32.75cm" svg:y2="17.51cm">
          <text:p/>
        </draw:line>
        <draw:frame draw:style-name="gr18" draw:text-style-name="P7" draw:layer="layout" svg:width="1.535cm" svg:height="0.988cm" svg:x="35.925cm" svg:y="17.157cm">
          <draw:text-box>
            <text:p>I2C</text:p>
          </draw:text-box>
        </draw:frame>
        <draw:frame draw:style-name="gr10" draw:text-style-name="P7" draw:layer="layout" svg:width="2.06cm" svg:height="0.988cm" svg:x="25.292cm" svg:y="25.13cm">
          <draw:text-box>
            <text:p>GPIO</text:p>
          </draw:text-box>
        </draw:frame>
        <draw:line draw:style-name="gr19" draw:text-style-name="P8" draw:layer="layout" svg:x1="32.75cm" svg:y1="18.78cm" svg:x2="37.83cm" svg:y2="18.78cm">
          <text:p/>
        </draw:line>
        <draw:line draw:style-name="gr20" draw:text-style-name="P8" draw:layer="layout" svg:x1="42.91cm" svg:y1="20.05cm" svg:x2="42.91cm" svg:y2="21.32cm">
          <text:p/>
        </draw:line>
        <draw:custom-shape draw:style-name="gr2" draw:text-style-name="P4" draw:layer="layout" svg:width="5.08cm" svg:height="2.54cm" svg:x="16.24cm" svg:y="21.32cm">
          <text:p text:style-name="P4"><text:span text:style-name="T5">SWD разъем</text:span></text:p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21.32cm" svg:y1="22.59cm" svg:x2="25.13cm" svg:y2="22.59cm">
          <text:p/>
        </draw:line>
        <draw:line draw:style-name="gr22" draw:text-style-name="P8" draw:layer="layout" svg:x1="25.13cm" svg:y1="22.59cm" svg:x2="22.907cm" svg:y2="22.59cm">
          <text:p/>
        </draw:line>
        <draw:frame draw:style-name="gr23" draw:text-style-name="P7" draw:layer="layout" svg:width="2.022cm" svg:height="0.988cm" svg:x="22.155cm" svg:y="22.237cm">
          <draw:text-box>
            <text:p>SWD</text:p>
          </draw:text-box>
        </draw:frame>
        <draw:line draw:style-name="gr5" draw:text-style-name="P6" draw:layer="layout" svg:x1="11.16cm" svg:y1="22.59cm" svg:x2="16.24cm" svg:y2="22.59cm">
          <text:p/>
        </draw:line>
        <draw:frame draw:style-name="gr9" draw:text-style-name="P7" draw:layer="layout" svg:width="2.479cm" svg:height="0.988cm" svg:x="12.112cm" svg:y="22.237cm">
          <draw:text-box>
            <text:p>+3.3V</text:p>
          </draw:text-box>
        </draw:frame>
        <draw:line draw:style-name="gr5" draw:text-style-name="P9" draw:layer="layout" svg:x1="26.4cm" svg:y1="34.972cm" svg:x2="26.4cm" svg:y2="31.48cm">
          <text:p/>
        </draw:line>
        <draw:frame draw:style-name="gr24" draw:text-style-name="P11" draw:layer="layout" svg:width="1.874cm" svg:height="0.988cm" svg:x="25.447cm" svg:y="32.714cm">
          <draw:text-box>
            <text:p text:style-name="P10">+6V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iberation Serif3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roman" style:font-pitch="variable"/>
    <style:font-face style:name="Noto Serif CJK SC" svg:font-family="'Noto Serif CJK SC'" style:font-pitch="variable"/>
    <style:font-face style:name="Times new" svg:font-family="'Times new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1" svg:font-family="'Times new'"/>
    <style:font-face style:name="Times new2" svg:font-family="'Times new'" style:font-adornments="Regular"/>
    <style:font-face style:name="Times new3" svg:font-family="'Times new'" style:font-adornments="Regular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4" svg:stroke-width="0.051cm" svg:stroke-color="#000000" draw:marker-start-width="0.279cm" draw:marker-end-width="0.279cm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2" fo:font-family="'Times new'" style:font-style-name="Regular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3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3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erif3" fo:font-family="'Liberation Serif', 'Times New Roman'" style:font-family-generic="roman" style:font-pitch="variable" fo:font-size="24pt" fo:language="ru" fo:country="RU" fo:font-weight="bold" style:letter-kerning="true" style:font-name-asian="Noto Serif CJK SC" style:font-family-asian="'Noto Serif CJK SC'" style:font-pitch-asian="variable" style:font-size-asian="24pt" style:language-asian="zh" style:country-asian="CN" style:font-weight-asian="bold" style:font-name-complex="Liberation Serif3" style:font-family-complex="'Liberation Serif', 'Times New Roman'" style:font-family-generic-complex="roman" style:font-pitch-complex="variable" style:font-size-complex="24pt" style:language-complex="hi" style:country-complex="IN" style:font-weight-complex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4pt" fo:language="ru" fo:country="RU" style:letter-kerning="true" style:font-name-asian="Noto Sans CJK SC" style:font-family-asian="'Noto Sans CJK SC'" style:font-pitch-asian="variable" style:font-size-asian="14pt" style:language-asian="zh" style:country-asian="CN" style:font-name-complex="Liberation Sans" style:font-family-complex="'Liberation Sans', Arial" style:font-family-generic-complex="roman" style:font-pitch-complex="variable" style:font-size-complex="14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7" style:display-name="ListLabel 17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6" style:display-name="ListLabel 16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5" style:display-name="ListLabel 15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4" style:display-name="ListLabel 14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3" style:display-name="ListLabel 13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2" style:display-name="ListLabel 12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1" style:display-name="ListLabel 11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0" style:display-name="ListLabel 10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9" style:display-name="ListLabel 9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8" style:display-name="ListLabel 8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7" style:display-name="ListLabel 7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6" style:display-name="ListLabel 6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5" style:display-name="ListLabel 5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3" style:display-name="ListLabel 3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Numbering_20_Symbols" style:display-name="Numbering Symbols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3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3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3" fo:font-family="'Liberation Serif', 'Times New Roman'" style:font-family-generic="roman" style:font-pitch="variable" fo:font-size="12pt" fo:language="ru" fo:country="RU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3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3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3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3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3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use-window-font-color="true" loext:opacity="0%" style:font-name="Liberation Serif3" fo:font-family="'Liberation Serif', 'Times New Roman'" style:font-family-generic="roman" style:font-pitch="variable" fo:font-size="18pt" fo:language="ru" fo:country="RU" fo:font-weight="bold" style:letter-kerning="true" style:font-name-asian="Noto Serif CJK SC" style:font-family-asian="'Noto Serif CJK SC'" style:font-pitch-asian="variable" style:font-size-asian="18pt" style:language-asian="zh" style:country-asian="CN" style:font-weight-asian="bold" style:font-name-complex="Liberation Serif3" style:font-family-complex="'Liberation Serif', 'Times New Roman'" style:font-family-generic-complex="roman" style:font-pitch-complex="variable" style:font-size-complex="18pt" style:language-complex="hi" style:country-complex="IN" style:font-weight-complex="bold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Frame_20_Contents" style:display-name="Frame Contents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3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3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Рисунок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3" fo:font-family="'Liberation Serif', 'Times New Roman'" style:font-family-generic="roman" style:font-pitch="variable" fo:font-size="12pt" fo:language="ru" fo:country="RU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3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Figure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3" fo:font-family="'Liberation Serif', 'Times New Roman'" style:font-family-generic="roman" style:font-pitch="variable" fo:font-size="12pt" fo:language="ru" fo:country="RU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3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6T01:01:44.979817954</meta:creation-date>
    <dc:date>2023-11-04T17:10:31.038612279</dc:date>
    <meta:editing-duration>PT9H59M35S</meta:editing-duration>
    <meta:editing-cycles>11</meta:editing-cycles>
    <meta:generator>LibreOffice/7.3.7.2$Linux_X86_64 LibreOffice_project/30$Build-2</meta:generator>
    <meta:document-statistic meta:object-count="48"/>
  </office:meta>
</office:document-meta>
</file>